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g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otalas/Di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méga Shenr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Dragon Maléfiqu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méga_Shenron_agi_Lr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4.p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Int_LR.p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. Willow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Cybor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Dr._Willow_Agi_LR.p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lma (enfant)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ulma_(enfant)_Pui_LR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 (supe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o_(super)_Agi_LR.p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bid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abidi_Int_LR.p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Agi_Lr.p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Int_LR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n Goku (GT)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(GT)_&amp;_Vegeta_Super_Saiyan_4_Pui_LR.p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tchiyack (forme géante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atchiyack_(forme géante)_Tec_LR.p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ie Chu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ckie_Chun_Int_LR.p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ccolo (éveil d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iccolo_(éveil de puissance)_Tec_LR.p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on Gohan ultime End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aiyan de sang-mêlé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Son_Gohan_ultime.p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étal Cool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étal_Cooler_End_LR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n Goku Super Saiyan &amp; Vegeta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Vegeta_Super_Saiyan_Agi_LR.p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Goku super saiyan TEC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Saiyan</text:p>
          </table:table-cell>
          <table:table-cell table:style-name="ce8" office:value-type="float" office:value="2022" calcext:value-type="float">
            <text:p>2022</text:p>
          </table:table-cell>
          <table:table-cell table:style-name="ce3" office:value-type="string" calcext:value-type="string">
            <text:p>Goku_super_saiyan_TEC_LR.p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oler (forme final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oler_(forme finale)_Pui_LR.pn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shinh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nshinhan_Int_LR.p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amasu : Fusi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e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Zamasu_:_Fusion_Tec_LR.p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geta Super Saiyan divin SS &amp; Trunks Super Saiyan (futu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Vegeta_Super_Saiyan_divin_SS_&amp;_Trunks_Super_Saiyan_(futur).p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lden Freez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lden_Freezer_Agi_LR.p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n Goku Super Saiyan &amp; Son Gohan Super Saiyan (enfan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/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Son_Gohan_Super_Saiyan_(enfant)_Tec_LR.p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n Goku &amp; Piccolo/Piccolo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/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&amp;_Piccolo_End_LR.p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n Gohan (jeune) &amp; Son Goten (petit) &amp; Trunks (petit) 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(jeune)_&amp;_Son_Goten_(petit)_&amp;_Trunks_(petit)_Tec_LR.p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n Goku Jr Super Saiyan &amp; Vegeta Jr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Jr_Super_Saiyan_&amp;_Vegeta_Jr_Super_Saiyan.p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 Goku (Kaioken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(Kaioken)_Pui_LR.p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eta (gorill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Vegeta_(gorille)_tec_LR.p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n Gohan Super Saiyan (futur) &amp; Trunks (enfant) (futur)/ Son Gohan Super Saiyan (futu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Super_Saiyan_(futur)_&amp;_Trunks_(enfant)_(futur)_Agi_LR.p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t &amp; Son Goku Super Saiyan div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/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it_&amp;_Son_Goku_Super_Saiyan_divin_Pui_LR.p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geta/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egeta_Int_LR.p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illin &amp; 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Humain/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rillin_&amp;_Son_Gohan_(petit).pn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(petit)_Pui_LR.p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End_LR.p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zer (plein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reezer_(pleine puissance)_Pui_LR.p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Goku super saiyan INT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Saiyan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Goku_super_saiyan_INT_LR.pn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 Janemba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er_Janemba_End_LR.pn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n Goku Super Saiyan 4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4_&amp;_Vegeta_Super_Saiyan_4.p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n Goku Super Saiyan divin &amp; Vegeta Super Saiyan div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divin_&amp;_Vegeta_Super_Saiyan_divin_Tec_LR.p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o Pai Pa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ao_Pai_Pai_Pui_LR.p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n Goku (ange) &amp; Vegeta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(ange)_&amp;_Vegeta_(ange)_tec_LR.pn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on Goku &amp; Piccolo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k/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&amp;_Piccolo_Int_LR.p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uper C-17 Tec L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Hybride Humain Artifici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uper_C-17_Tec_LR.p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Tapion &amp; Minoshia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Konatsie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apion_&amp;_Minoshia_Pui_LR.p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Équipe des dragons maléfiqu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ragon Maléfiq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Équipe_des_dragons_maléfiques_Int_LR.p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Trunks (jeun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table:style-name="ce7" office:value-type="string" calcext:value-type="string">
            <text:p>Saiyan de sang-mêlé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runks_(jeune)_Pui_LR.pn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Kamesenn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um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amesennin_End_LR.p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C-17 (équipe Univers 7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ybride Humain Artifici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-17_(équipe_Univers_7)_Int_LR.on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Golden Freezer (ange) &amp; C-17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lan Freezer / Hybride Humain Artificiel</text:p>
          </table:table-cell>
          <table:table-cell office:value-type="float" office:value="2021" calcext:value-type="float">
            <text:p>2021</text:p>
          </table:table-cell>
          <table:table-cell table:style-name="ce6" office:value-type="string" calcext:value-type="string">
            <text:p>Golden_Freezer_(ange)_&amp;_C-17_End_LR.p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Son Gohan Super Saiyan 2 (enfan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de sang-mêlé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han_Super_Saiyan_2_(enfant)_Tec_LR.p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Babidi &amp; Bo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ajin / 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abidi_&amp;_Boo_End_LR.pn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Équipe Thalès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Équipe_Thalès_Pui_LR.p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Son Goku &amp; Vegeta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&amp;_Vegeta_(ange)_Pui_LR.p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Boo (Gotenks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aj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o_(Gotenks)_End_LR.pn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Vegeta Super Saiyan divin SS évolué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egeta_Super_Saiyan_divin_SS_évolué_Int_LR.pn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Son Goku (Ultra Instinc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(Ultra_Instinct)_Agi_LR.pn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Vegeta Super Saiyan 2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geta_Super_Saiyan_2_(ange)_End_LR.pn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Son Goku Super Saiyan divin SS (Kaioken) &amp; Vegeta Super Saiyan divin SS évolué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Super_Saiyan_divin_SS_(Kaioken)_&amp;_Vegeta_Super_Saiyan_divin_SS_évolué_End_LR.pn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Jiren (pleine puissance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iren_(pleine_puissance)_Tec_LR.p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Son Goku (Signes de l'Ultra Instinc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(Signes_de_l'Ultra_Instinct)_Pui_LR.pn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Son Goku &amp; 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/ Saiyan de sang-mêlé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&amp;_Son_Gohan_(petit)_Tec_LR.pn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Krill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uma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rillin_End_LR.pn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Nappa/Vegeta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ppa_Vegeta_Agi_LR.pn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Équipe Bardock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Équipe_Bardock_Int_LR.p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Zamasu (Son Goku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Div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Zamasu_(Son_Goku)_Pui_LR.pn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Goku super saiyan divin END U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aiyan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Goku_super_saiyan_divin_END_UR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6:03:56.292096649</dc:date>
    <meta:editing-duration>PT1H17M30S</meta:editing-duration>
    <meta:editing-cycles>10</meta:editing-cycles>
    <meta:generator>LibreOffice/7.3.7.2$Linux_X86_64 LibreOffice_project/30$Build-2</meta:generator>
    <meta:document-statistic meta:table-count="1" meta:cell-count="666" meta:object-count="0"/>
  </office:meta>
</office:document-meta>
</file>